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5cm"/>
    </style:style>
    <style:style style:name="co2" style:family="table-column">
      <style:table-column-properties fo:break-before="auto" style:column-width="2.073cm"/>
    </style:style>
    <style:style style:name="co3" style:family="table-column">
      <style:table-column-properties fo:break-before="auto" style:column-width="4.173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3.92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URL</text:p>
          </table:table-cell>
          <table:table-cell office:value-type="string">
            <text:p>CAPTURE_ACCURACY</text:p>
          </table:table-cell>
          <table:table-cell office:value-type="string">
            <text:p>OBJECT_TYPE_DESCRIPTION</text:p>
          </table:table-cell>
          <table:table-cell office:value-type="string">
            <text:p>Lng</text:p>
          </table:table-cell>
          <table:table-cell office:value-type="string">
            <text:p>Lat</text:p>
          </table:table-cell>
        </table:table-row>
        <table:table-row table:style-name="ro2">
          <table:table-cell office:value-type="string">
            <text:p>TRACK - COL-LYALL SADDLE TRACK</text:p>
          </table:table-cell>
          <table:table-cell office:value-type="float" office:value="100043808">
            <text:p>100043808</text:p>
          </table:table-cell>
          <table:table-cell office:value-type="float" office:value="2">
            <text:p>2</text:p>
          </table:table-cell>
          <table:table-cell office:value-type="string">
            <text:p>Tramping Track</text:p>
          </table:table-cell>
          <table:table-cell office:value-type="float" office:value="169.13565651984">
            <text:p>169.1356565198</text:p>
          </table:table-cell>
          <table:table-cell office:value-type="float" office:value="-52.5281324870045">
            <text:p>-52.528132487</text:p>
          </table:table-cell>
        </table:table-row>
        <table:table-row table:style-name="ro2">
          <table:table-cell office:value-type="string">
            <text:p>2. Fossil Creek to Bullock Creek Rd</text:p>
          </table:table-cell>
          <table:table-cell office:value-type="float" office:value="100045290">
            <text:p>100045290</text:p>
          </table:table-cell>
          <table:table-cell office:value-type="float" office:value="6">
            <text:p>6</text:p>
          </table:table-cell>
          <table:table-cell office:value-type="string">
            <text:p>Tramping Track</text:p>
          </table:table-cell>
          <table:table-cell office:value-type="float" office:value="171.404620993685">
            <text:p>171.4046209937</text:p>
          </table:table-cell>
          <table:table-cell office:value-type="float" office:value="-42.1012522485533">
            <text:p>-42.1012522486</text:p>
          </table:table-cell>
        </table:table-row>
        <table:table-row table:style-name="ro2">
          <table:table-cell office:value-type="string">
            <text:p>TRACK - FREDS CAMP HUT TO RAKEAHUA HUT</text:p>
          </table:table-cell>
          <table:table-cell office:value-type="float" office:value="100031578">
            <text:p>100031578</text:p>
          </table:table-cell>
          <table:table-cell office:value-type="float" office:value="2">
            <text:p>2</text:p>
          </table:table-cell>
          <table:table-cell office:value-type="string">
            <text:p>Tramping Track</text:p>
          </table:table-cell>
          <table:table-cell office:value-type="float" office:value="167.880824422781">
            <text:p>167.8808244228</text:p>
          </table:table-cell>
          <table:table-cell office:value-type="float" office:value="-46.9837319157388">
            <text:p>-46.9837319157</text:p>
          </table:table-cell>
        </table:table-row>
        <table:table-row table:style-name="ro1">
          <table:table-cell office:value-type="string">
            <text:p>Mt Bovis Route</text:p>
          </table:table-cell>
          <table:table-cell office:value-type="float" office:value="100066796">
            <text:p>100066796</text:p>
          </table:table-cell>
          <table:table-cell office:value-type="float" office:value="5">
            <text:p>5</text:p>
          </table:table-cell>
          <table:table-cell office:value-type="string">
            <text:p>Route</text:p>
          </table:table-cell>
          <table:table-cell office:value-type="float" office:value="171.488928933557">
            <text:p>171.4889289336</text:p>
          </table:table-cell>
          <table:table-cell office:value-type="float" office:value="-42.1175202442744">
            <text:p>-42.1175202443</text:p>
          </table:table-cell>
        </table:table-row>
        <table:table-row table:style-name="ro1">
          <table:table-cell office:value-type="string">
            <text:p>Bullock Creek to Pororari River</text:p>
          </table:table-cell>
          <table:table-cell office:value-type="float" office:value="100045743">
            <text:p>100045743</text:p>
          </table:table-cell>
          <table:table-cell office:value-type="float" office:value="6">
            <text:p>6</text:p>
          </table:table-cell>
          <table:table-cell office:value-type="string">
            <text:p>Tramping Track</text:p>
          </table:table-cell>
          <table:table-cell table:style-name="ce1" office:value-type="float" office:value="171.370095692047">
            <text:p>171.370095692</text:p>
          </table:table-cell>
          <table:table-cell office:value-type="float" office:value="-42.1212863416159">
            <text:p>-42.1212863416</text:p>
          </table:table-cell>
        </table:table-row>
        <table:table-row table:style-name="ro2">
          <table:table-cell office:value-type="string">
            <text:p>TRACK N W BAY - PENGUIN BAY - FENCE LINE</text:p>
          </table:table-cell>
          <table:table-cell office:value-type="float" office:value="100043811">
            <text:p>100043811</text:p>
          </table:table-cell>
          <table:table-cell office:value-type="float" office:value="2">
            <text:p>2</text:p>
          </table:table-cell>
          <table:table-cell office:value-type="string">
            <text:p>Route</text:p>
          </table:table-cell>
          <table:table-cell table:style-name="ce1" office:value-type="float" office:value="169.088784871536">
            <text:p>169.0887848715</text:p>
          </table:table-cell>
          <table:table-cell office:value-type="float" office:value="-52.5513135986637">
            <text:p>-52.5513135987</text:p>
          </table:table-cell>
        </table:table-row>
        <table:table-row table:style-name="ro2">
          <table:table-cell office:value-type="string">
            <text:p>Cave Creek Track</text:p>
          </table:table-cell>
          <table:table-cell office:value-type="float" office:value="100067164">
            <text:p>100067164</text:p>
          </table:table-cell>
          <table:table-cell office:value-type="float" office:value="3">
            <text:p>3</text:p>
          </table:table-cell>
          <table:table-cell office:value-type="string">
            <text:p>Walking Track</text:p>
          </table:table-cell>
          <table:table-cell office:value-type="float" office:value="171.402968187504">
            <text:p>171.4029681875</text:p>
          </table:table-cell>
          <table:table-cell office:value-type="float" office:value="-42.0990782951567">
            <text:p>-42.0990782952</text:p>
          </table:table-cell>
        </table:table-row>
        <table:table-row table:style-name="ro2">
          <table:table-cell office:value-type="string">
            <text:p>WAIPU CAVES W/WAY</text:p>
          </table:table-cell>
          <table:table-cell office:value-type="float" office:value="100044166">
            <text:p>100044166</text:p>
          </table:table-cell>
          <table:table-cell office:value-type="float" office:value="6">
            <text:p>6</text:p>
          </table:table-cell>
          <table:table-cell office:value-type="string">
            <text:p>Walking Track</text:p>
          </table:table-cell>
          <table:table-cell table:style-name="ce1" office:value-type="float" office:value="174.348725387384">
            <text:p>174.3487253874</text:p>
          </table:table-cell>
          <table:table-cell office:value-type="float" office:value="-35.9356156363624">
            <text:p>-35.9356156364</text:p>
          </table:table-cell>
        </table:table-row>
        <table:table-row table:style-name="ro2">
          <table:table-cell office:value-type="string">
            <text:p>WAIPAPA LOOP TRACK</text:p>
          </table:table-cell>
          <table:table-cell office:value-type="float" office:value="100040474">
            <text:p>100040474</text:p>
          </table:table-cell>
          <table:table-cell office:value-type="float" office:value="2">
            <text:p>2</text:p>
          </table:table-cell>
          <table:table-cell office:value-type="string">
            <text:p>Tramping Track</text:p>
          </table:table-cell>
          <table:table-cell table:style-name="ce1" office:value-type="float" office:value="175.568183353242">
            <text:p>175.5681833532</text:p>
          </table:table-cell>
          <table:table-cell office:value-type="float" office:value="-38.4754055439824">
            <text:p>-38.475405544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2/09/2014</text:date>, <text:time>10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Nicholas</meta:initial-creator>
    <meta:creation-date>2014-09-02T10:28:20</meta:creation-date>
    <dc:date>2014-09-02T10:35:02</dc:date>
    <dc:creator>Andrew Nicholas</dc:creator>
    <meta:editing-duration>PT6M42S</meta:editing-duration>
    <meta:editing-cycles>1</meta:editing-cycles>
    <meta:document-statistic meta:table-count="3" meta:cell-count="60" meta:object-count="0"/>
    <meta:generator>OpenOffice/4.0.1$Unix OpenOffice.org_project/401m5$Build-9714</meta:generator>
  </office:meta>
</office:document-meta>
</file>